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05_17-01-08_000.jpg</text:p>
          </table:table-cell>
          <table:table-cell table:style-name="ce22" office:value-type="string">
            <text:p>:m / daylog メモ / 2020-0310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/ daylog メモ / 2020-0310">
            <text:p>:m / daylog メモ / 2020-031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0_08-11-5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0.69 E-139-34-42.95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10_09-10-41_000.jpg</text:p>
          </table:table-cell>
          <table:table-cell table:style-name="ce22" office:value-type="string">
            <text:p>:m 1-2*2 RES / 245 / 『旧約聖書』　ゼカリア / 5:1~</text:p>
          </table:table-cell>
          <table:table-cell table:style-name="ce31"/>
          <table:table-cell table:style-name="ce3"/>
          <table:table-cell table:style-name="ce3" office:value-type="string">
            <text:p>N-35-35-28.63 E-139-34-49.38</text:p>
          </table:table-cell>
          <table:table-cell table:style-name="ce32" table:formula="of:=IF([.E4]=&quot;&quot;;[.C4];CONCATENATE([.C4];&quot; / &quot;;[.E4]))" office:value-type="string" office:string-value=":m 1-2*2 RES / 245 / 『旧約聖書』　ゼカリア / 5:1~">
            <text:p>:m 1-2*2 RES / 245 / 『旧約聖書』　ゼカリア / 5:1~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0_10-46-17_000.jpg</text:p>
          </table:table-cell>
          <table:table-cell table:style-name="ce22" office:value-type="string">
            <text:p>:m 1*1 RES / 245 / 『人工光合成と有機系太陽電池』　日本化学会、編 / p.77</text:p>
          </table:table-cell>
          <table:table-cell table:style-name="ce23"/>
          <table:table-cell table:style-name="ce3"/>
          <table:table-cell table:style-name="ce3" office:value-type="string">
            <text:p>N-35-35-27.8 E-139-34-49.22</text:p>
          </table:table-cell>
          <table:table-cell table:style-name="ce32" table:formula="of:=IF([.E5]=&quot;&quot;;[.C5];CONCATENATE([.C5];&quot; / &quot;;[.E5]))" office:value-type="string" office:string-value=":m 1*1 RES / 245 / 『人工光合成と有機系太陽電池』　日本化学会、編 / p.77">
            <text:p>:m 1*1 RES / 245 / 『人工光合成と有機系太陽電池』　日本化学会、編 / p.7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0_10-46-25_000.jpg</text:p>
          </table:table-cell>
          <table:table-cell table:style-name="ce22" office:value-type="string">
            <text:p>:m デッサン dessin / des.ヤマガラ / @動画より</text:p>
          </table:table-cell>
          <table:table-cell table:style-name="ce23"/>
          <table:table-cell table:style-name="ce3"/>
          <table:table-cell table:style-name="ce3" office:value-type="string">
            <text:p>N-35-35-28.96 E-139-34-49.05</text:p>
          </table:table-cell>
          <table:table-cell table:style-name="ce32" table:formula="of:=IF([.E6]=&quot;&quot;;[.C6];CONCATENATE([.C6];&quot; / &quot;;[.E6]))" office:value-type="string" office:string-value=":m デッサン dessin / des.ヤマガラ / @動画より">
            <text:p>:m デッサン dessin / des.ヤマガラ / @動画より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0_11-10-22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9.11 E-139-34-49.32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0_15-53-30_000.jpg</text:p>
          </table:table-cell>
          <table:table-cell table:style-name="ce22" office:value-type="string">
            <text:p>:m 1-2*2 RES / 245 / 『人工光合成と有機系太陽電池』　日本化学会、編 / p.77</text:p>
          </table:table-cell>
          <table:table-cell table:style-name="ce15"/>
          <table:table-cell table:style-name="ce3"/>
          <table:table-cell table:style-name="ce3" office:value-type="string">
            <text:p>N-35-35-28.75 E-139-34-49.38</text:p>
          </table:table-cell>
          <table:table-cell table:style-name="ce32" table:formula="of:=IF([.E8]=&quot;&quot;;[.C8];CONCATENATE([.C8];&quot; / &quot;;[.E8]))" office:value-type="string" office:string-value=":m 1-2*2 RES / 245 / 『人工光合成と有機系太陽電池』　日本化学会、編 / p.77">
            <text:p>:m 1-2*2 RES / 245 / 『人工光合成と有機系太陽電池』　日本化学会、編 / p.7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10_16-25-22_000.jpg</text:p>
          </table:table-cell>
          <table:table-cell table:style-name="ce22" office:value-type="string">
            <text:p>:m 災害備蓄 / 入れたもの / ホッカイロ（ミニ） / 2020-0310-①</text:p>
          </table:table-cell>
          <table:table-cell table:style-name="ce15"/>
          <table:table-cell table:style-name="ce3"/>
          <table:table-cell table:style-name="ce3" office:value-type="string">
            <text:p>N-35-35-28.61 E-139-34-49.87</text:p>
          </table:table-cell>
          <table:table-cell table:style-name="ce32" table:formula="of:=IF([.E9]=&quot;&quot;;[.C9];CONCATENATE([.C9];&quot; / &quot;;[.E9]))" office:value-type="string" office:string-value=":m 災害備蓄 / 入れたもの / ホッカイロ（ミニ） / 2020-0310-①">
            <text:p>:m 災害備蓄 / 入れたもの / ホッカイロ（ミニ）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0_16-25-29_000.jpg</text:p>
          </table:table-cell>
          <table:table-cell table:style-name="ce22" office:value-type="string">
            <text:p>:m 災害備蓄 / 入れたもの / ホッカイロ（標準サイズ） / 2020-0310-①</text:p>
          </table:table-cell>
          <table:table-cell table:style-name="ce15"/>
          <table:table-cell table:style-name="ce3"/>
          <table:table-cell table:style-name="ce3" office:value-type="string">
            <text:p>N-35-35-28.5 E-139-34-49.49</text:p>
          </table:table-cell>
          <table:table-cell table:style-name="ce32" table:formula="of:=IF([.E10]=&quot;&quot;;[.C10];CONCATENATE([.C10];&quot; / &quot;;[.E10]))" office:value-type="string" office:string-value=":m 災害備蓄 / 入れたもの / ホッカイロ（標準サイズ） / 2020-0310-①">
            <text:p>:m 災害備蓄 / 入れたもの / ホッカイロ（標準サイズ）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0_16-26-31_000.jpg</text:p>
          </table:table-cell>
          <table:table-cell table:style-name="ce22" office:value-type="string">
            <text:p>:m 災害備蓄 / 入れたもの / カット綿 / 2020-0310-①</text:p>
          </table:table-cell>
          <table:table-cell table:style-name="ce16"/>
          <table:table-cell table:style-name="ce3"/>
          <table:table-cell table:style-name="ce3" office:value-type="string">
            <text:p>N-35-35-28.74 E-139-34-49.38</text:p>
          </table:table-cell>
          <table:table-cell table:style-name="ce32" table:formula="of:=IF([.E11]=&quot;&quot;;[.C11];CONCATENATE([.C11];&quot; / &quot;;[.E11]))" office:value-type="string" office:string-value=":m 災害備蓄 / 入れたもの / カット綿 / 2020-0310-①">
            <text:p>:m 災害備蓄 / 入れたもの / カット綿 / 2020-0310-①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10_16-28-07_000.jpg</text:p>
          </table:table-cell>
          <table:table-cell table:style-name="ce22" office:value-type="string">
            <text:p>:m 災害備蓄 / 入れたもの / ペーパータオル / 2020-0310-①</text:p>
          </table:table-cell>
          <table:table-cell table:style-name="ce17"/>
          <table:table-cell table:style-name="ce3"/>
          <table:table-cell table:style-name="ce3" office:value-type="string">
            <text:p>N-35-35-28.83 E-139-34-49.32</text:p>
          </table:table-cell>
          <table:table-cell table:style-name="ce32" table:formula="of:=IF([.E12]=&quot;&quot;;[.C12];CONCATENATE([.C12];&quot; / &quot;;[.E12]))" office:value-type="string" office:string-value=":m 災害備蓄 / 入れたもの / ペーパータオル / 2020-0310-①">
            <text:p>:m 災害備蓄 / 入れたもの / ペーパータオル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10_16-28-48_000.jpg</text:p>
          </table:table-cell>
          <table:table-cell table:style-name="ce22" office:value-type="string">
            <text:p>:m 災害備蓄 / 入れたもの / ウェットティッシュ（詰替用） / 2020-0310-①</text:p>
          </table:table-cell>
          <table:table-cell table:style-name="ce17"/>
          <table:table-cell table:style-name="ce3"/>
          <table:table-cell table:style-name="ce3" office:value-type="string">
            <text:p>N-35-35-28.83 E-139-34-49.32</text:p>
          </table:table-cell>
          <table:table-cell table:style-name="ce32" table:formula="of:=IF([.E13]=&quot;&quot;;[.C13];CONCATENATE([.C13];&quot; / &quot;;[.E13]))" office:value-type="string" office:string-value=":m 災害備蓄 / 入れたもの / ウェットティッシュ（詰替用） / 2020-0310-①">
            <text:p>:m 災害備蓄 / 入れたもの / ウェットティッシュ（詰替用）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10_16-28-51_000.jpg</text:p>
          </table:table-cell>
          <table:table-cell table:style-name="ce22" office:value-type="string">
            <text:p>:m 災害備蓄 / 入れたもの / ケース（ウェットティッシュ用） / 2020-0310-①</text:p>
          </table:table-cell>
          <table:table-cell table:style-name="ce23"/>
          <table:table-cell table:style-name="ce3"/>
          <table:table-cell table:style-name="ce3" office:value-type="string">
            <text:p>N-35-35-28.78 E-139-34-49.43</text:p>
          </table:table-cell>
          <table:table-cell table:style-name="ce32" table:formula="of:=IF([.E14]=&quot;&quot;;[.C14];CONCATENATE([.C14];&quot; / &quot;;[.E14]))" office:value-type="string" office:string-value=":m 災害備蓄 / 入れたもの / ケース（ウェットティッシュ用） / 2020-0310-①">
            <text:p>:m 災害備蓄 / 入れたもの / ケース（ウェットティッシュ用）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10_16-34-14_000.jpg</text:p>
          </table:table-cell>
          <table:table-cell table:style-name="ce6" office:value-type="string">
            <text:p>:m 災害備蓄 / 入れたもの / 手さげ袋、ゴミ袋 / ４０枚、乳白、３０号、18x40 / 2020-0310-①</text:p>
          </table:table-cell>
          <table:table-cell table:style-name="ce15"/>
          <table:table-cell table:style-name="ce3"/>
          <table:table-cell table:style-name="ce3" office:value-type="string">
            <text:p>N-35-35-28.75 E-139-34-49.49</text:p>
          </table:table-cell>
          <table:table-cell table:style-name="ce32" table:formula="of:=IF([.E15]=&quot;&quot;;[.C15];CONCATENATE([.C15];&quot; / &quot;;[.E15]))" office:value-type="string" office:string-value=":m 災害備蓄 / 入れたもの / 手さげ袋、ゴミ袋 / ４０枚、乳白、３０号、18x40 / 2020-0310-①">
            <text:p>:m 災害備蓄 / 入れたもの / 手さげ袋、ゴミ袋 / ４０枚、乳白、３０号、18x40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3-10_16-35-45_000.jpg</text:p>
          </table:table-cell>
          <table:table-cell table:style-name="ce6" office:value-type="string">
            <text:p>:m 災害備蓄 / 入れたもの / ゴミ袋 / １０枚、４５リットル、透明、65x80 / 2020-0310-①</text:p>
          </table:table-cell>
          <table:table-cell table:style-name="ce15"/>
          <table:table-cell table:style-name="ce3"/>
          <table:table-cell table:style-name="ce3" office:value-type="string">
            <text:p>N-35-35-28.75 E-139-34-49.49</text:p>
          </table:table-cell>
          <table:table-cell table:style-name="ce32" table:formula="of:=IF([.E16]=&quot;&quot;;[.C16];CONCATENATE([.C16];&quot; / &quot;;[.E16]))" office:value-type="string" office:string-value=":m 災害備蓄 / 入れたもの / ゴミ袋 / １０枚、４５リットル、透明、65x80 / 2020-0310-①">
            <text:p>:m 災害備蓄 / 入れたもの / ゴミ袋 / １０枚、４５リットル、透明、65x80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3-10_16-37-41_000.jpg</text:p>
          </table:table-cell>
          <table:table-cell table:style-name="ce6" office:value-type="string">
            <text:p>:m 災害備蓄 / 入れたもの / ゴム手（耐油） / ショーワグローブ、Mサイズ / 2020-0310-①</text:p>
          </table:table-cell>
          <table:table-cell table:style-name="ce15"/>
          <table:table-cell table:style-name="ce3"/>
          <table:table-cell table:style-name="ce3" office:value-type="string">
            <text:p>N-35-35-28.77 E-139-34-49.38</text:p>
          </table:table-cell>
          <table:table-cell table:style-name="ce32" table:formula="of:=IF([.E17]=&quot;&quot;;[.C17];CONCATENATE([.C17];&quot; / &quot;;[.E17]))" office:value-type="string" office:string-value=":m 災害備蓄 / 入れたもの / ゴム手（耐油） / ショーワグローブ、Mサイズ / 2020-0310-①">
            <text:p>:m 災害備蓄 / 入れたもの / ゴム手（耐油） / ショーワグローブ、Mサイズ / 2020-0310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3-10_16-47-01_000.jpg</text:p>
          </table:table-cell>
          <table:table-cell table:style-name="ce22" office:value-type="string">
            <text:p>:m 災害備蓄 / 梱包完了＋リスト / 2020-0310-① / ホッカイロ；ウェットティッシュ、他</text:p>
          </table:table-cell>
          <table:table-cell table:style-name="ce16"/>
          <table:table-cell table:style-name="ce3"/>
          <table:table-cell table:style-name="ce3" office:value-type="string">
            <text:p>N-35-35-28.77 E-139-34-49.38</text:p>
          </table:table-cell>
          <table:table-cell table:style-name="ce32" table:formula="of:=IF([.E18]=&quot;&quot;;[.C18];CONCATENATE([.C18];&quot; / &quot;;[.E18]))" office:value-type="string" office:string-value=":m 災害備蓄 / 梱包完了＋リスト / 2020-0310-① / ホッカイロ；ウェットティッシュ、他">
            <text:p>:m 災害備蓄 / 梱包完了＋リスト / 2020-0310-① / ホッカイロ；ウェットティッシュ、他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3-10_17-44-17_000.jpg</text:p>
          </table:table-cell>
          <table:table-cell table:style-name="ce6" office:value-type="string">
            <text:p>:m 1-4*4 RES / 245 / 『貨幣理論』　マンデル / p.105</text:p>
          </table:table-cell>
          <table:table-cell table:style-name="ce17"/>
          <table:table-cell table:style-name="ce3"/>
          <table:table-cell table:style-name="ce3" office:value-type="string">
            <text:p>N-35-35-28.41 E-139-34-49.54</text:p>
          </table:table-cell>
          <table:table-cell table:style-name="ce32" table:formula="of:=IF([.E19]=&quot;&quot;;[.C19];CONCATENATE([.C19];&quot; / &quot;;[.E19]))" office:value-type="string" office:string-value=":m 1-4*4 RES / 245 / 『貨幣理論』　マンデル / p.105">
            <text:p>:m 1-4*4 RES / 245 / 『貨幣理論』　マンデル / p.10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3-10_19-16-49_000.jpg</text:p>
          </table:table-cell>
          <table:table-cell table:style-name="ce6" office:value-type="string">
            <text:p>:m music / log / gt / || s.1:fs-2,fs,theme=stroke,score+,t.110,k.C#,-,R=1 || s.2:fs-1,fs,capo-2,block=A;A.v-1;A.v-2,score+,-,k.C#,-,R=2</text:p>
          </table:table-cell>
          <table:table-cell table:style-name="ce15"/>
          <table:table-cell table:style-name="ce3"/>
          <table:table-cell table:style-name="ce3" office:value-type="string">
            <text:p>N-35-35-28.59 E-139-34-49.54</text:p>
          </table:table-cell>
          <table:table-cell table:style-name="ce32" table:formula="of:=IF([.E20]=&quot;&quot;;[.C20];CONCATENATE([.C20];&quot; / &quot;;[.E20]))" office:value-type="string" office:string-value=":m music / log / gt / || s.1:fs-2,fs,theme=stroke,score+,t.110,k.C#,-,R=1 || s.2:fs-1,fs,capo-2,block=A;A.v-1;A.v-2,score+,-,k.C#,-,R=2">
            <text:p>:m music / log / gt / || s.1:fs-2,fs,theme=stroke,score+,t.110,k.C#,-,R=1 || s.2:fs-1,fs,capo-2,block=A;A.v-1;A.v-2,score+,-,k.C#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3-10_21-10-41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3.19 E-139-34-55.59</text:p>
          </table:table-cell>
          <table:table-cell table:style-name="ce32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3-11_01-19-59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1.8 E-139-34-43.5</text:p>
          </table:table-cell>
          <table:table-cell table:style-name="ce32" table:formula="of:=IF([.E22]=&quot;&quot;;[.C22];CONCATENATE([.C22];&quot; / &quot;;[.E22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3-11_06-37-17_000.jpg</text:p>
          </table:table-cell>
          <table:table-cell table:style-name="ce17" office:value-type="string">
            <text:p>:m :PHOTO 起きた時刻 / 2020</text:p>
          </table:table-cell>
          <table:table-cell table:style-name="ce14"/>
          <table:table-cell table:style-name="ce3"/>
          <table:table-cell table:style-name="ce3" office:value-type="string">
            <text:p>N-35-35-29.04 E-139-34-49.76</text:p>
          </table:table-cell>
          <table:table-cell table:style-name="ce32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0_06-11-34_000.m4a</text:p>
          </table:table-cell>
          <table:table-cell table:style-name="ce6" office:value-type="string">
            <text:p>:VOICE-MEMO / @自宅 / diary / 記録 / 帽子、襟巻き、取ってしまった、起きてから下に行く時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OICE-MEMO / @自宅 / diary / 記録 / 帽子、襟巻き、取ってしまった、起きてから下に行く時">
            <text:p>:VOICE-MEMO / @自宅 / diary / 記録 / 帽子、襟巻き、取ってしまった、起きてから下に行く時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10_19-05-53_000.mov</text:p>
          </table:table-cell>
          <table:table-cell table:style-name="ce6" office:value-type="string">
            <text:p>:VIDEO / @自宅 / メモ / guitar,gt / 演奏、play / g-2020-0310-1 / fs-2,fs,theme=stroke,score+,t.110,k.C#,-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IDEO / @自宅 / メモ / guitar,gt / 演奏、play / g-2020-0310-1 / fs-2,fs,theme=stroke,score+,t.110,k.C#,-,R=1">
            <text:p>:VIDEO / @自宅 / メモ / guitar,gt / 演奏、play / g-2020-0310-1 / fs-2,fs,theme=stroke,score+,t.110,k.C#,-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0_19-12-39_000.mov</text:p>
          </table:table-cell>
          <table:table-cell table:style-name="ce6" office:value-type="string">
            <text:p>:VIDEO / @自宅 / メモ / guitar,gt / 演奏、play / g-2020-0311-2 / fs-1,fs,capo-2,block=A;A.v-1;A.v-2,score+,-,k.C#,-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IDEO / @自宅 / メモ / guitar,gt / 演奏、play / g-2020-0311-2 / fs-1,fs,capo-2,block=A;A.v-1;A.v-2,score+,-,k.C#,-,R=2">
            <text:p>:VIDEO / @自宅 / メモ / guitar,gt / 演奏、play / g-2020-0311-2 / fs-1,fs,capo-2,block=A;A.v-1;A.v-2,score+,-,k.C#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2020/03/11</text:date>, <text:time>09:01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09:01:15.31</dc:date>
    <dc:creator>iwabuchi ken</dc:creator>
    <meta:editing-duration>P18DT5H32M3S</meta:editing-duration>
    <meta:editing-cycles>7321</meta:editing-cycles>
    <meta:document-statistic meta:table-count="1" meta:cell-count="786" meta:object-count="0"/>
  </office:meta>
</office:document-meta>
</file>